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stallComponent.doDeplo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stallComponent.get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llComponent.getComponent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stallComponent.setComponentName( String compone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llComponent.setProperties( Properties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